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A00000043806F4CEA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adornments="Semibold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Midnightblue-title">
      <style:graphic-properties fo:min-height="1.998cm" loext:decorative="false"/>
      <style:paragraph-properties style:writing-mode="lr-tb"/>
    </style:style>
    <style:style style:name="pr8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Midnightblue2-title">
      <style:graphic-properties fo:min-height="5.75cm" loext:decorative="false"/>
      <style:paragraph-properties style:writing-mode="lr-tb"/>
    </style:style>
    <style:style style:name="pr10" style:family="presentation" style:parent-style-name="Midnightblue2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4" style:family="paragraph">
      <style:paragraph-properties fo:text-align="center"/>
    </style:style>
    <style:style style:name="T1" style:family="text">
      <style:text-properties fo:font-variant="normal" fo:text-transform="none" fo:color="#2c3e50" loext:opacity="100%" style:text-outline="false" style:text-line-through-style="none" style:text-line-through-type="none" style:font-name="Noto Sans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01cm" svg:x="0.67cm" svg:y="2.146cm" presentation:class="title" presentation:user-transformed="true">
          <draw:text-box>
            <text:p text:style-name="P1">State changes should reflect in the UI, and data should persist across components.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Md. Tanvir Alam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Tool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React</text:p>
              </text:list-item>
              <text:list-item>
                <text:p>Redux</text:p>
              </text:list-item>
              <text:list-item>
                <text:p>React-Router</text:p>
              </text:list-item>
              <text:list-item>
                <text:p text:style-name="P3">Redux-Persist</text:p>
              </text:list-item>
              <text:list-item>
                <text:p text:style-name="P3"><text:span text:style-name="T1">Tailwind</text:span></text:p>
              </text:list-item>
              <text:list-item>
                <text:p text:style-name="P3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Redux workflow </text:p>
          </draw:text-box>
        </draw:frame>
        <draw:frame draw:style-name="gr2" draw:text-style-name="P4" draw:layer="layout" svg:width="12.783cm" svg:height="7.305cm" draw:transform="skewX (0.00366519142918809) rotate (0.00366519142918809) translate (6.267cm 5.512cm)">
          <draw:image xlink:href="Pictures/10000000000005A00000043806F4CEA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adornments="Semibold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2" fo:font-size="24pt" fo:language="en" fo:country="US" style:font-name-asian="Noto Sans CJK JP:palt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16:10:47.503334893</meta:creation-date>
    <meta:editing-duration>PT23M6S</meta:editing-duration>
    <meta:editing-cycles>2</meta:editing-cycles>
    <meta:generator>LibreOffice/24.8.3.2$Linux_X86_64 LibreOffice_project/e14c9fdd1f585efcbb2c5363087a99d20928d522</meta:generator>
    <dc:title>Midnightblue</dc:title>
    <dc:date>2025-01-03T16:44:11.105887162</dc:date>
    <meta:document-statistic meta:object-count="65"/>
  </office:meta>
</office:document-meta>
</file>